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pboardHelper.removeClipboard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pboardHelper.saveClipboard( Context context , Clipboard clipbo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pboardHelper.getClipboard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pboardHelper.getSessionAttribu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pboardHelper.getSession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